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urkishStemmer.r_mark_yUz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urkishStemmer.copy_from( Turkish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urkishStemmer.r_mark_nd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urkishStemmer.r_mark_suffix_with_optional_y_consonan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TurkishStemmer.r_stem_nominal_verb_suffixes( )</text:p>
          </table:table-cell>
          <table:table-cell office:value-type="float" office:value="67">
            <text:p text:style-name="Table_20_Contents">67</text:p>
          </table:table-cell>
          <table:table-cell office:value-type="float" office:value="69">
            <text:p text:style-name="Table_20_Contents">69</text:p>
          </table:table-cell>
          <table:table-cell office:value-type="float" office:value="284">
            <text:p text:style-name="Table_20_Contents">28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36">
            <text:p text:style-name="Table_20_Contents">23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urkishStemmer.r_mark_yDU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urkishStemmer.r_is_reserved_word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TurkishStemmer.r_mark_n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urkishStemmer.r_postlud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urkishStemmer.r_mark_yA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urkishStemmer.r_mark_suffix_with_optional_U_vowel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TurkishStemmer.r_mark_nUz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urkishStemmer.r_append_U_to_stems_ending_with_d_or_g(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58">
            <text:p text:style-name="Table_20_Contents">58</text:p>
          </table:table-cell>
          <table:table-cell office:value-type="float" office:value="210">
            <text:p text:style-name="Table_20_Contents">210</text:p>
          </table:table-cell>
        </table:table-row>
        <table:table-row>
          <table:table-cell office:value-type="string">
            <text:p text:style-name="Table_20_Contents">TurkishStemmer.r_mark_ymUs_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urkishStemmer.r_mark_l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urkishStemmer.r_mark_possessiv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urkishStemmer.r_mark_DA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urkishStemmer.r_mark_DU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urkishStemmer.r_mark_ncA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urkishStemmer.r_mark_suffix_with_optional_n_consonan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TurkishStemmer.r_mark_ylA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urkishStemmer.r_mark_nU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urkishStemmer.r_check_vowel_harmony( )</text:p>
          </table:table-cell>
          <table:table-cell office:value-type="float" office:value="53">
            <text:p text:style-name="Table_20_Contents">53</text:p>
          </table:table-cell>
          <table:table-cell office:value-type="float" office:value="72">
            <text:p text:style-name="Table_20_Contents">72</text:p>
          </table:table-cell>
          <table:table-cell office:value-type="float" office:value="241">
            <text:p text:style-name="Table_20_Contents">241</text:p>
          </table:table-cell>
        </table:table-row>
        <table:table-row>
          <table:table-cell office:value-type="string">
            <text:p text:style-name="Table_20_Contents">TurkishStemmer.r_stem_suffix_chain_before_ki(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48">
            <text:p text:style-name="Table_20_Contents">48</text:p>
          </table:table-cell>
          <table:table-cell office:value-type="float" office:value="197">
            <text:p text:style-name="Table_20_Contents">197</text:p>
          </table:table-cell>
        </table:table-row>
        <table:table-row>
          <table:table-cell office:value-type="string">
            <text:p text:style-name="Table_20_Contents">TurkishStemmer.r_mark_lA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urkishStemmer.r_mark_yk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urkishStemmer.r_mark_sUnUz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urkishStemmer.r_more_than_one_syllable_word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urkishStemmer.r_mark_cAsIn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urkishStemmer.r_mark_yU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urkishStemmer.r_stem_noun_suffixes( )</text:p>
          </table:table-cell>
          <table:table-cell office:value-type="float" office:value="107">
            <text:p text:style-name="Table_20_Contents">107</text:p>
          </table:table-cell>
          <table:table-cell office:value-type="float" office:value="127">
            <text:p text:style-name="Table_20_Contents">127</text:p>
          </table:table-cell>
          <table:table-cell office:value-type="float" office:value="522">
            <text:p text:style-name="Table_20_Contents">522</text:p>
          </table:table-cell>
        </table:table-row>
        <table:table-row>
          <table:table-cell office:value-type="string">
            <text:p text:style-name="Table_20_Contents">TurkishStemmer.r_mark_k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urkishStemmer.stem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TurkishStemmer.r_post_process_last_consonant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urkishStemmer.r_mark_ndA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urkishStemmer.r_mark_yU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urkishStemmer.r_mark_D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urkishStemmer.r_mark_suffix_with_optional_s_consonan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TurkishStemmer.r_mark_n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urkishStemmer.r_mark_ys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urkishStemmer.r_mark_s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urkishStemmer.r_mark_sU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